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30000007A127622F95AACA9D3.png" manifest:media-type="image/png"/>
  <manifest:file-entry manifest:full-path="Pictures/100002010000008900000087CFF67E309EA5FCC6.png" manifest:media-type="image/png"/>
  <manifest:file-entry manifest:full-path="Pictures/1000169000000E1C00000DF4E99D4C60B072CC5B.svg" manifest:media-type="image/svg+xml"/>
  <manifest:file-entry manifest:full-path="Pictures/1000159000000A3C00000CA9F3EDE537D3E22D75.svg" manifest:media-type="image/svg+xml"/>
  <manifest:file-entry manifest:full-path="Pictures/1000020100000030000000308C32C2B4C5C52CC9.png" manifest:media-type="image/png"/>
  <manifest:file-entry manifest:full-path="Pictures/10001F8A000004F6000004F6ECD70108C262E2FE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_5f_1">
      <style:graphic-properties draw:stroke="solid" svg:stroke-color="#000000" draw:fill="none" draw:textarea-horizontal-align="justify" draw:textarea-vertical-align="middle" draw:auto-grow-height="false" fo:min-height="3.75cm" fo:min-width="5.5cm"/>
    </style:style>
    <style:style style:name="gr2" style:family="graphic" style:parent-style-name="Standard_5f_1">
      <style:graphic-properties draw:stroke="solid" svg:stroke-color="#000000" draw:fill="none" draw:textarea-horizontal-align="justify" draw:textarea-vertical-align="middle" draw:auto-grow-height="false" fo:min-height="5.75cm" fo:min-width="5.461cm"/>
    </style:style>
    <style:style style:name="gr3" style:family="graphic" style:parent-style-name="Standard_5f_1">
      <style:graphic-properties draw:stroke="solid" svg:stroke-color="#000000" draw:fill="none" draw:textarea-horizontal-align="justify" draw:textarea-vertical-align="middle" draw:auto-grow-height="false" fo:min-height="3.464cm" fo:min-width="6.5cm"/>
    </style:style>
    <style:style style:name="gr4" style:family="graphic" style:parent-style-name="Objet_20_sans_20_remplissage_5f_8">
      <style:graphic-properties draw:stroke="solid" svg:stroke-color="#000000" draw:marker-end="Arrow" draw:marker-end-width="0.3cm" draw:fill="none" draw:textarea-vertical-align="middle"/>
    </style:style>
    <style:style style:name="gr5" style:family="graphic" style:parent-style-name="Objet_20_sans_20_remplissage_5f_8">
      <style:graphic-properties draw:stroke="solid" svg:stroke-color="#000000" draw:marker-start="Arrow" draw:marker-end="" draw:marker-end-width="0.3cm" draw:fill="none" draw:textarea-vertical-align="middle"/>
    </style:style>
    <style:style style:name="gr6" style:family="graphic" style:parent-style-name="Standard_5f_1">
      <style:graphic-properties draw:stroke="none" svg:stroke-color="#000000" draw:fill="none" draw:fill-color="#ffffff" fo:min-height="0.55cm"/>
    </style:style>
    <style:style style:name="gr7" style:family="graphic" style:parent-style-name="Standard_5f_1">
      <style:graphic-properties draw:stroke="none" svg:stroke-color="#000000" draw:fill="none" draw:fill-color="#ffffff" fo:min-height="0.45cm"/>
    </style:style>
    <style:style style:name="gr8" style:family="graphic" style:parent-style-name="Standard_5f_1">
      <style:graphic-properties draw:stroke="none" svg:stroke-color="#000000" draw:fill="none" draw:fill-color="#ffffff" fo:min-height="0.549cm"/>
    </style:style>
    <style:style style:name="gr9" style:family="graphic" style:parent-style-name="Standard_5f_1">
      <style:graphic-properties draw:stroke="none" svg:stroke-color="#000000" draw:fill="none" draw:fill-color="#ffffff" fo:min-height="0.537cm"/>
    </style:style>
    <style:style style:name="gr10" style:family="graphic" style:parent-style-name="Standard_5f_1">
      <style:graphic-properties draw:stroke="none" svg:stroke-color="#000000" draw:fill="none" draw:fill-color="#ffffff" fo:min-height="0.75cm"/>
    </style:style>
    <style:style style:name="gr11" style:family="graphic" style:parent-style-name="Standard_5f_1">
      <style:graphic-properties draw:fill-color="#00ccff" draw:textarea-horizontal-align="justify" draw:textarea-vertical-align="middle" draw:auto-grow-height="false" fo:min-height="1.59cm" fo:min-width="4.45cm"/>
    </style:style>
    <style:style style:name="gr12" style:family="graphic" style:parent-style-name="Objet_20_sans_20_remplissage_5f_8">
      <style:graphic-properties svg:stroke-width="0.212cm" draw:marker-start="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3" style:family="graphic" style:parent-style-name="Objet_20_sans_20_remplissage_5f_8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4" style:family="graphic" style:parent-style-name="Objet_20_sans_20_remplissage_5f_6_5f_1_5f_1_5f_1">
      <style:graphic-properties svg:stroke-width="0.035cm" svg:stroke-color="#ff66c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Objet_20_sans_20_remplissage_20_et_20_sans_20_ligne_5f_3_5f_1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_20_sans_20_remplissage_5f_6_5f_1_5f_1_5f_1">
      <style:graphic-properties svg:stroke-width="0.035cm" svg:stroke-color="#9999ff" draw:marker-start="Arrow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17" style:family="graphic" style:parent-style-name="Objet_20_sans_20_remplissage_5f_6_5f_1_5f_1_5f_1">
      <style:graphic-properties svg:stroke-width="0.035cm" svg:stroke-color="#3333ff" draw:marker-start="Arrow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Objet_20_sans_20_remplissage_5f_6_5f_1_5f_1_5f_1">
      <style:graphic-properties draw:stroke="solid" svg:stroke-width="0.035cm" svg:stroke-color="#4619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9" style:family="graphic" style:parent-style-name="Standard_5f_1_5f_3_5f_1_5f_1">
      <style:graphic-properties draw:stroke="none" svg:stroke-width="0.035cm" svg:stroke-color="#ffffff" draw:marker-start-width="0.252cm" draw:marker-end-width="0.252cm" draw:fill-color="#ffffff" draw:textarea-horizontal-align="justify" draw:textarea-vertical-align="middle" draw:auto-grow-height="false" fo:min-height="1.296cm" fo:min-width="4.109cm"/>
    </style:style>
    <style:style style:name="gr20" style:family="graphic" style:parent-style-name="Standard_5f_1_5f_3_5f_1_5f_1">
      <style:graphic-properties draw:stroke="none" svg:stroke-width="0.035cm" svg:stroke-color="#ffffff" draw:marker-start-width="0.252cm" draw:marker-end-width="0.252cm" draw:fill-color="#ffffff" draw:textarea-horizontal-align="justify" draw:textarea-vertical-align="middle" draw:auto-grow-height="false" fo:min-height="1.196cm" fo:min-width="3.24cm"/>
    </style:style>
    <style:style style:name="gr21" style:family="graphic" style:parent-style-name="Standard_5f_1_5f_3_5f_1_5f_1">
      <style:graphic-properties draw:stroke="none" svg:stroke-width="0.035cm" svg:stroke-color="#ffffff" draw:marker-start-width="0.252cm" draw:marker-end-width="0.252cm" draw:fill-color="#ffffff" draw:textarea-horizontal-align="justify" draw:textarea-vertical-align="middle" draw:auto-grow-height="false" fo:min-height="1.296cm" fo:min-width="3.1cm"/>
    </style:style>
    <style:style style:name="gr22" style:family="graphic" style:parent-style-name="Objet_20_sans_20_remplissage_5f_6_5f_1_5f_1_5f_1">
      <style:graphic-properties draw:stroke="solid" svg:stroke-width="0.035cm" svg:stroke-color="#0000c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-color="#00ccff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8pt"/>
    </style:style>
    <style:style style:name="P8" style:family="paragraph">
      <loext:graphic-properties draw:fill-color="#ffffff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LDAP_Liaison_logique_entre_objets" draw:style-name="dp1" draw:master-page-name="Standard">
        <draw:custom-shape draw:style-name="gr1" draw:text-style-name="P3" xml:id="id1" draw:id="id1" draw:layer="layout" svg:width="6cm" svg:height="4cm" svg:x="1cm" svg:y="14cm">
          <text:p text:style-name="P1">Permission</text:p>
          <text:p text:style-name="P1"><text:span text:style-name="T1"/></text:p>
          <text:p text:style-name="P1"><text:span text:style-name="T1">cn=PERMISSION,ou=permission,</text:span></text:p>
          <text:p text:style-name="P1"><text:span text:style-name="T1">dc=yunohost,dc=org</text:span></text:p>
          <text:p text:style-name="P2"><text:span text:style-name="T1">---------------------------------------</text:span></text:p>
          <text:p text:style-name="P2"><text:span text:style-name="T1">ObjectClass : posixGroup</text:span></text:p>
          <text:p text:style-name="P2"><text:span text:style-name="T1">ObjectClass : permissionYnh</text:span></text:p>
          <text:p text:style-name="P2"><text:span text:style-name="T1">gidNumber</text:span></text:p>
          <text:p text:style-name="P2"><text:span text:style-name="T1">memberU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961cm" svg:height="6cm" svg:x="14cm" svg:y="13cm">
          <text:p text:style-name="P1">User</text:p>
          <text:p text:style-name="P1"><text:span text:style-name="T1"/></text:p>
          <text:p text:style-name="P1"><text:span text:style-name="T1">uid=USER,ou=users,</text:span></text:p>
          <text:p text:style-name="P1"><text:span text:style-name="T1">dc=yunohost,dc=org</text:span></text:p>
          <text:p text:style-name="P1"><text:span text:style-name="T1">--------------------------------------</text:span></text:p>
          <text:p text:style-name="P2"><text:span text:style-name="T1">ObjectClass : InetOrgPerson</text:span></text:p>
          <text:p text:style-name="P2"><text:span text:style-name="T1">ObjectClass : userPermissionYnh</text:span></text:p>
          <text:p text:style-name="P2"><text:span text:style-name="T1">Uid</text:span></text:p>
          <text:p text:style-name="P2"><text:span text:style-name="T1">Email</text:span></text:p>
          <text:p text:style-name="P2"><text:span text:style-name="T1">DisplayName</text:span></text:p>
          <text:p text:style-name="P2"><text:span text:style-name="T1">gidNumber</text:span></text:p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7cm" svg:height="3.714cm" svg:x="6cm" svg:y="21.786cm">
          <text:p text:style-name="P1">Groupes</text:p>
          <text:p text:style-name="P4"><text:span text:style-name="T1"/></text:p>
          <text:p text:style-name="P4"><text:span text:style-name="T1">cn=GROUPE,ou=groups,</text:span></text:p>
          <text:p text:style-name="P1"><text:span text:style-name="T1">dc=yunohost,dc=org</text:span></text:p>
          <text:p text:style-name="P1"><text:span text:style-name="T1">---------------------------------------------------------</text:span></text:p>
          <text:p text:style-name="P2"><text:span text:style-name="T1">ObjectClass : posixGroup</text:span></text:p>
          <text:p text:style-name="P2"><text:span text:style-name="T1">ObjectClass : groupOfNamesYnh</text:span></text:p>
          <text:p text:style-name="P2"><text:span text:style-name="T1">memberUid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4cm" svg:y1="18cm" svg:x2="6cm" svg:y2="23.643cm" draw:start-shape="id1" draw:end-shape="id2" draw:end-glue-point="3" svg:d="M4000 18000v5643h2000" svg:viewBox="0 0 2001 5644">
          <text:p/>
        </draw:connector>
        <draw:connector draw:style-name="gr4" draw:text-style-name="P3" draw:layer="layout" svg:x1="7cm" svg:y1="16cm" svg:x2="14cm" svg:y2="16cm" draw:start-shape="id1" draw:start-glue-point="1" draw:end-shape="id3" draw:end-glue-point="3" svg:d="M7000 16000h7000" svg:viewBox="0 0 7001 1">
          <text:p/>
        </draw:connector>
        <draw:connector draw:style-name="gr5" draw:text-style-name="P3" draw:layer="layout" svg:x1="16.98cm" svg:y1="19cm" svg:x2="13cm" svg:y2="23.643cm" draw:start-shape="id3" draw:start-glue-point="2" draw:end-shape="id2" draw:end-glue-point="1" svg:d="M16980 19000v4643h-3980" svg:viewBox="0 0 3981 4644">
          <text:p/>
        </draw:connector>
        <draw:frame draw:style-name="gr6" draw:text-style-name="P5" draw:layer="layout" svg:width="2.4cm" svg:height="0.8cm" svg:x="17cm" svg:y="19cm">
          <draw:text-box>
            <text:p><text:span text:style-name="T1">memb</text:span><text:span text:style-name="T1">erOf</text:span></text:p>
          </draw:text-box>
        </draw:frame>
        <draw:frame draw:style-name="gr7" draw:text-style-name="P5" draw:layer="layout" svg:width="2cm" svg:height="0.7cm" svg:x="13cm" svg:y="23cm">
          <draw:text-box>
            <text:p><text:span text:style-name="T1">member</text:span></text:p>
          </draw:text-box>
        </draw:frame>
        <draw:frame draw:style-name="gr8" draw:text-style-name="P5" draw:layer="layout" svg:width="2.3cm" svg:height="0.799cm" svg:x="11.7cm" svg:y="15.201cm">
          <draw:text-box>
            <text:p><text:span text:style-name="T1">permission</text:span></text:p>
          </draw:text-box>
        </draw:frame>
        <draw:frame draw:style-name="gr9" draw:text-style-name="P5" xml:id="id5" draw:id="id5" draw:layer="layout" svg:width="3.6cm" svg:height="0.787cm" svg:x="7cm" svg:y="15.3cm">
          <draw:text-box>
            <text:p><text:span text:style-name="T1">inheritPermission</text:span></text:p>
          </draw:text-box>
        </draw:frame>
        <draw:frame draw:style-name="gr10" draw:text-style-name="P5" draw:layer="layout" svg:width="2.7cm" svg:height="1cm" svg:x="3.8cm" svg:y="23.4cm">
          <draw:text-box>
            <text:p><text:span text:style-name="T1">permission</text:span></text:p>
          </draw:text-box>
        </draw:frame>
        <draw:frame draw:style-name="gr7" draw:text-style-name="P5" draw:layer="layout" svg:width="3.4cm" svg:height="0.7cm" svg:x="4cm" svg:y="18cm">
          <draw:text-box>
            <text:p><text:span text:style-name="T1">groupPermission</text:span></text:p>
          </draw:text-box>
        </draw:frame>
        <draw:custom-shape draw:style-name="gr11" draw:text-style-name="P6" xml:id="id4" draw:id="id4" draw:layer="layout" svg:width="7cm" svg:height="2.6cm" svg:x="7cm" svg:y="18.5cm">
          <text:p text:style-name="P1">Yunohost core</text:p>
          <text:p text:style-name="P1">sychroniz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curve" svg:x1="4.061cm" svg:y1="19.844cm" svg:x2="7cm" svg:y2="19.8cm" draw:end-shape="id4" draw:end-glue-point="6" svg:d="M4061 19844c1828 0 359-44 2939-44" svg:viewBox="0 0 2940 45">
          <text:p/>
        </draw:connector>
        <draw:connector draw:style-name="gr13" draw:text-style-name="P3" draw:layer="layout" draw:type="curve" svg:x1="10.5cm" svg:y1="18.5cm" svg:x2="8.8cm" svg:y2="16.087cm" draw:start-shape="id4" draw:start-glue-point="4" draw:end-shape="id5" draw:end-glue-point="2" svg:d="M10500 18500c0-1810-1700-604-1700-2413" svg:viewBox="0 0 1701 2414">
          <text:p/>
        </draw:connector>
        <draw:connector draw:style-name="gr12" draw:text-style-name="P3" draw:layer="layout" draw:type="curve" svg:x1="16.983cm" svg:y1="21.998cm" svg:x2="14cm" svg:y2="19.8cm" draw:end-shape="id4" draw:end-glue-point="10" svg:d="M16983 21998c-1861 0-370-2198-2983-2198" svg:viewBox="0 0 2984 2199">
          <text:p/>
        </draw:connector>
      </draw:page>
      <draw:page draw:name="LDAP_Representation_logique" draw:style-name="dp1" draw:master-page-name="Standard">
        <draw:connector draw:style-name="gr14" draw:text-style-name="P3" draw:layer="layout" draw:type="curve" svg:x1="19.23cm" svg:y1="14.923cm" svg:x2="19.31cm" svg:y2="19.576cm" draw:start-shape="id6" draw:start-glue-point="2" svg:d="M19230 14923c0 4564 80 2238 80 4653" svg:viewBox="0 0 81 4654">
          <text:p/>
        </draw:connector>
        <draw:connector draw:style-name="gr14" draw:text-style-name="P3" draw:layer="layout" draw:type="curve" svg:x1="14.652cm" svg:y1="14.923cm" svg:x2="10.27cm" svg:y2="19.576cm" draw:start-shape="id7" draw:start-glue-point="2" draw:end-shape="id8" draw:end-glue-point="0" svg:d="M14652 14923c0 4189-4382 1863-4382 4653" svg:viewBox="0 0 4383 4654">
          <text:p/>
        </draw:connector>
        <draw:connector draw:style-name="gr14" draw:text-style-name="P3" draw:layer="layout" draw:type="curve" svg:x1="14.652cm" svg:y1="14.923cm" svg:x2="14.652cm" svg:y2="19.576cm" draw:start-shape="id7" draw:end-shape="id9" draw:end-glue-point="0" svg:d="M14652 14923v4653" svg:viewBox="0 0 1 4654">
          <text:p/>
        </draw:connector>
        <draw:connector draw:style-name="gr14" draw:text-style-name="P3" draw:layer="layout" draw:type="curve" svg:x1="19.23cm" svg:y1="14.923cm" svg:x2="14.652cm" svg:y2="19.576cm" draw:start-shape="id6" draw:start-glue-point="2" draw:end-shape="id9" draw:end-glue-point="0" svg:d="M19230 14923c0 4189-4578 1863-4578 4653" svg:viewBox="0 0 4579 4654">
          <text:p/>
        </draw:connector>
        <draw:connector draw:style-name="gr14" draw:text-style-name="P3" draw:layer="layout" draw:type="curve" svg:x1="5.5cm" svg:y1="14.923cm" svg:x2="5.5cm" svg:y2="19.576cm" draw:start-shape="id10" draw:start-glue-point="2" draw:end-shape="id11" draw:end-glue-point="0" svg:d="M5500 14923v4653" svg:viewBox="0 0 1 4654">
          <text:p/>
        </draw:connector>
        <draw:connector draw:style-name="gr14" draw:text-style-name="P3" draw:layer="layout" draw:type="curve" svg:x1="10.27cm" svg:y1="14.923cm" svg:x2="5.5cm" svg:y2="19.576cm" draw:start-shape="id12" draw:start-glue-point="2" draw:end-shape="id11" draw:end-glue-point="0" svg:d="M10270 14923c0 4095-4770 1769-4770 4653" svg:viewBox="0 0 4771 4654">
          <text:p/>
        </draw:connector>
        <draw:frame draw:style-name="gr15" draw:text-style-name="P7" xml:id="id11" draw:id="id11" draw:layer="layout" svg:width="2.3cm" svg:height="2.3cm" svg:x="4.35cm" svg:y="19.576cm">
          <draw:image xlink:href="Pictures/10001F8A000004F6000004F6ECD70108C262E2FE.svg" xlink:type="simple" xlink:show="embed" xlink:actuate="onLoad" loext:mime-type="image/svg+xml"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Mail</text:span></text:p>
          </draw:image>
          <draw:image xlink:href="Pictures/1000020100000030000000308C32C2B4C5C52CC9.png" xlink:type="simple" xlink:show="embed" xlink:actuate="onLoad" loext:mime-type="image/png"/>
        </draw:frame>
        <draw:frame draw:style-name="gr15" draw:text-style-name="P7" xml:id="id13" draw:id="id13" draw:layer="layout" svg:width="1.919cm" svg:height="2.374cm" svg:x="13.693cm" svg:y="5.5cm">
          <draw:image xlink:href="Pictures/1000159000000A3C00000CA9F3EDE537D3E22D75.svg" xlink:type="simple" xlink:show="embed" xlink:actuate="onLoad" loext:mime-type="image/svg+xml">
            <text:p text:style-name="P1"><text:span text:style-name="T2">User 2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image>
          <draw:image xlink:href="Pictures/10000201000000630000007A127622F95AACA9D3.png" xlink:type="simple" xlink:show="embed" xlink:actuate="onLoad" loext:mime-type="image/png"/>
        </draw:frame>
        <draw:frame draw:style-name="gr15" draw:text-style-name="P7" xml:id="id14" draw:id="id14" draw:layer="layout" svg:width="1.919cm" svg:height="2.374cm" svg:x="4.541cm" svg:y="5.5cm">
          <draw:image xlink:href="Pictures/1000159000000A3C00000CA9F3EDE537D3E22D75.svg" xlink:type="simple" xlink:show="embed" xlink:actuate="onLoad" loext:mime-type="image/svg+xml">
            <text:p text:style-name="P1"><text:span text:style-name="T2">User 1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image>
          <draw:image xlink:href="Pictures/10000201000000630000007A127622F95AACA9D3.png" xlink:type="simple" xlink:show="embed" xlink:actuate="onLoad" loext:mime-type="image/png"/>
        </draw:frame>
        <draw:frame draw:style-name="gr15" draw:text-style-name="P7" xml:id="id8" draw:id="id8" draw:layer="layout" svg:width="2.3cm" svg:height="2.3cm" svg:x="9.12cm" svg:y="19.576cm">
          <draw:image xlink:href="Pictures/10001F8A000004F6000004F6ECD70108C262E2FE.svg" xlink:type="simple" xlink:show="embed" xlink:actuate="onLoad" loext:mime-type="image/svg+xml"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XMPP</text:span></text:p>
          </draw:image>
          <draw:image xlink:href="Pictures/1000020100000030000000308C32C2B4C5C52CC9.png" xlink:type="simple" xlink:show="embed" xlink:actuate="onLoad" loext:mime-type="image/png"/>
        </draw:frame>
        <draw:frame draw:style-name="gr15" draw:text-style-name="P7" xml:id="id9" draw:id="id9" draw:layer="layout" svg:width="2.3cm" svg:height="2.3cm" svg:x="13.502cm" svg:y="19.576cm">
          <draw:image xlink:href="Pictures/10001F8A000004F6000004F6ECD70108C262E2FE.svg" xlink:type="simple" xlink:show="embed" xlink:actuate="onLoad" loext:mime-type="image/svg+xml"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Wiki</text:span></text:p>
            <text:p text:style-name="P1"><text:span text:style-name="T2">Path </text:span><text:span text:style-name="T2">: /</text:span></text:p>
          </draw:image>
          <draw:image xlink:href="Pictures/1000020100000030000000308C32C2B4C5C52CC9.png" xlink:type="simple" xlink:show="embed" xlink:actuate="onLoad" loext:mime-type="image/png"/>
        </draw:frame>
        <draw:frame draw:style-name="gr15" draw:text-style-name="P7" draw:layer="layout" svg:width="2.3cm" svg:height="2.3cm" svg:x="18.08cm" svg:y="19.576cm">
          <draw:image xlink:href="Pictures/10001F8A000004F6000004F6ECD70108C262E2FE.svg" xlink:type="simple" xlink:show="embed" xlink:actuate="onLoad" loext:mime-type="image/svg+xml"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Wiki</text:span></text:p>
            <text:p text:style-name="P1"><text:span text:style-name="T2">Path : /admin</text:span></text:p>
            <text:p text:style-name="P1"><text:span text:style-name="T3">Path : /</text:span><text:span text:style-name="T4">diagnostique</text:span></text:p>
          </draw:image>
          <draw:image xlink:href="Pictures/1000020100000030000000308C32C2B4C5C52CC9.png" xlink:type="simple" xlink:show="embed" xlink:actuate="onLoad" loext:mime-type="image/png"/>
        </draw:frame>
        <draw:connector draw:style-name="gr16" draw:text-style-name="P3" draw:layer="layout" draw:type="curve" svg:x1="14.652cm" svg:y1="12.527cm" svg:x2="14.652cm" svg:y2="7.874cm" draw:start-shape="id7" draw:start-glue-point="0" draw:end-shape="id13" svg:d="M14652 12527v-4653" svg:viewBox="0 0 1 4654">
          <text:p/>
        </draw:connector>
        <draw:connector draw:style-name="gr16" draw:text-style-name="P3" draw:layer="layout" draw:type="curve" svg:x1="14.652cm" svg:y1="12.527cm" svg:x2="5.5cm" svg:y2="7.874cm" draw:start-shape="id7" draw:start-glue-point="0" draw:end-shape="id14" draw:end-glue-point="2" svg:d="M14652 12527c0-3489-9152-1163-9152-4653" svg:viewBox="0 0 9153 4654">
          <text:p/>
        </draw:connector>
        <draw:connector draw:style-name="gr17" draw:text-style-name="P3" draw:layer="layout" draw:type="curve" svg:x1="19.23cm" svg:y1="12.527cm" svg:x2="14.652cm" svg:y2="7.874cm" draw:start-shape="id6" draw:start-glue-point="0" draw:end-shape="id13" draw:end-glue-point="2" svg:d="M19230 12527c0-3489-4578-1163-4578-4653" svg:viewBox="0 0 4579 4654">
          <text:p/>
        </draw:connector>
        <draw:connector draw:style-name="gr18" draw:text-style-name="P3" draw:layer="layout" draw:type="curve" svg:x1="14.652cm" svg:y1="7.874cm" svg:x2="10.27cm" svg:y2="12.527cm" draw:start-shape="id13" draw:start-glue-point="2" draw:end-shape="id12" draw:end-glue-point="0" svg:d="M14652 7874c0 3490-4382 1164-4382 4653" svg:viewBox="0 0 4383 4654">
          <text:p/>
        </draw:connector>
        <draw:connector draw:style-name="gr18" draw:text-style-name="P3" draw:layer="layout" draw:type="curve" svg:x1="5.5cm" svg:y1="7.874cm" svg:x2="5.5cm" svg:y2="12.527cm" draw:start-shape="id14" draw:start-glue-point="2" draw:end-shape="id10" svg:d="M5500 7874v4653" svg:viewBox="0 0 1 4654">
          <text:p/>
        </draw:connector>
        <draw:custom-shape draw:style-name="gr19" draw:text-style-name="P8" draw:layer="layout" svg:width="4.609cm" svg:height="1.546cm" svg:x="12.391cm" svg:y="14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8" draw:layer="layout" svg:width="3.74cm" svg:height="1.446cm" svg:x="17.36cm" svg:y="14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8" draw:layer="layout" svg:width="3.6cm" svg:height="1.546cm" svg:x="3.7cm" svg:y="14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8" draw:layer="layout" svg:width="3.74cm" svg:height="1.446cm" svg:x="8.4cm" svg:y="14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7" xml:id="id7" draw:id="id7" draw:layer="layout" svg:width="2.423cm" svg:height="2.396cm" svg:x="13.441cm" svg:y="12.527cm">
          <draw:image xlink:href="Pictures/1000169000000E1C00000DF4E99D4C60B072CC5B.svg" xlink:type="simple" xlink:show="embed" xlink:actuate="onLoad" loext:mime-type="image/svg+xml"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Groupe 1</text:span></text:p>
          </draw:image>
          <draw:image xlink:href="Pictures/100002010000008900000087CFF67E309EA5FCC6.png" xlink:type="simple" xlink:show="embed" xlink:actuate="onLoad" loext:mime-type="image/png"/>
        </draw:frame>
        <draw:frame draw:style-name="gr15" draw:text-style-name="P7" xml:id="id6" draw:id="id6" draw:layer="layout" svg:width="2.423cm" svg:height="2.396cm" svg:x="18.019cm" svg:y="12.527cm">
          <draw:image xlink:href="Pictures/1000169000000E1C00000DF4E99D4C60B072CC5B.svg" xlink:type="simple" xlink:show="embed" xlink:actuate="onLoad" loext:mime-type="image/svg+xml"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Groupe 2</text:span></text:p>
          </draw:image>
          <draw:image xlink:href="Pictures/100002010000008900000087CFF67E309EA5FCC6.png" xlink:type="simple" xlink:show="embed" xlink:actuate="onLoad" loext:mime-type="image/png"/>
        </draw:frame>
        <draw:frame draw:style-name="gr15" draw:text-style-name="P7" xml:id="id10" draw:id="id10" draw:layer="layout" svg:width="2.423cm" svg:height="2.396cm" svg:x="4.289cm" svg:y="12.527cm">
          <draw:image xlink:href="Pictures/1000169000000E1C00000DF4E99D4C60B072CC5B.svg" xlink:type="simple" xlink:show="embed" xlink:actuate="onLoad" loext:mime-type="image/svg+xml"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User 1</text:span></text:p>
          </draw:image>
          <draw:image xlink:href="Pictures/100002010000008900000087CFF67E309EA5FCC6.png" xlink:type="simple" xlink:show="embed" xlink:actuate="onLoad" loext:mime-type="image/png"/>
        </draw:frame>
        <draw:frame draw:style-name="gr15" draw:text-style-name="P7" xml:id="id12" draw:id="id12" draw:layer="layout" svg:width="2.423cm" svg:height="2.396cm" svg:x="9.059cm" svg:y="12.527cm">
          <draw:image xlink:href="Pictures/1000169000000E1C00000DF4E99D4C60B072CC5B.svg" xlink:type="simple" xlink:show="embed" xlink:actuate="onLoad" loext:mime-type="image/svg+xml"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User 2</text:span></text:p>
          </draw:image>
          <draw:image xlink:href="Pictures/100002010000008900000087CFF67E309EA5FCC6.png" xlink:type="simple" xlink:show="embed" xlink:actuate="onLoad" loext:mime-type="image/png"/>
        </draw:frame>
        <draw:frame draw:style-name="gr15" draw:text-style-name="P7" xml:id="id16" draw:id="id16" draw:layer="layout" svg:width="2.3cm" svg:height="2.3cm" svg:x="0.35cm" svg:y="19.576cm">
          <draw:image xlink:href="Pictures/10001F8A000004F6000004F6ECD70108C262E2FE.svg" xlink:type="simple" xlink:show="embed" xlink:actuate="onLoad" loext:mime-type="image/svg+xml"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SFTP</text:span></text:p>
          </draw:image>
          <draw:image xlink:href="Pictures/1000020100000030000000308C32C2B4C5C52CC9.png" xlink:type="simple" xlink:show="embed" xlink:actuate="onLoad" loext:mime-type="image/png"/>
        </draw:frame>
        <draw:connector draw:style-name="gr14" draw:text-style-name="P3" draw:layer="layout" draw:type="curve" svg:x1="1.5cm" svg:y1="14.923cm" svg:x2="1.5cm" svg:y2="19.576cm" draw:start-shape="id15" draw:start-glue-point="2" draw:end-shape="id16" draw:end-glue-point="0" svg:d="M1500 14923v4653" svg:viewBox="0 0 1 4654">
          <text:p/>
        </draw:connector>
        <draw:custom-shape draw:style-name="gr21" draw:text-style-name="P8" draw:layer="layout" svg:width="3.6cm" svg:height="1.546cm" svg:x="-0.3cm" svg:y="14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7" xml:id="id15" draw:id="id15" draw:layer="layout" svg:width="2.423cm" svg:height="2.396cm" svg:x="0.289cm" svg:y="12.527cm">
          <draw:image xlink:href="Pictures/1000169000000E1C00000DF4E99D4C60B072CC5B.svg" xlink:type="simple" xlink:show="embed" xlink:actuate="onLoad" loext:mime-type="image/svg+xml"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all_users</text:span></text:p>
          </draw:image>
          <draw:image xlink:href="Pictures/100002010000008900000087CFF67E309EA5FCC6.png" xlink:type="simple" xlink:show="embed" xlink:actuate="onLoad" loext:mime-type="image/png"/>
        </draw:frame>
        <draw:connector draw:style-name="gr22" draw:text-style-name="P3" draw:layer="layout" draw:type="curve" svg:x1="5.5cm" svg:y1="7.874cm" svg:x2="1.5cm" svg:y2="12.527cm" draw:start-shape="id14" draw:start-glue-point="2" draw:end-shape="id15" draw:end-glue-point="0" svg:d="M5500 7874c0 3490-4000 1164-4000 4653" svg:viewBox="0 0 4001 4654">
          <text:p/>
        </draw:connector>
        <draw:connector draw:style-name="gr22" draw:text-style-name="P3" draw:layer="layout" draw:type="curve" svg:x1="14.652cm" svg:y1="7.874cm" svg:x2="1.5cm" svg:y2="12.527cm" draw:start-shape="id13" draw:start-glue-point="2" draw:end-shape="id15" draw:end-glue-point="0" svg:d="M14652 7874c0 3490-13152 1164-13152 4653" svg:viewBox="0 0 13153 46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 style:parent-style-name="Standard_5f_1">
      <style:graphic-properties svg:stroke-color="#000000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2" style:display-name="Objet sans remplissage_2" style:family="graphic" style:parent-style-name="Standard_5f_2">
      <style:graphic-properties svg:stroke-color="#000000" draw:fill="none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_5f_1" style:display-name="Objet sans remplissage_1_1" style:family="graphic" style:parent-style-name="Standard_5f_1_5f_1">
      <style:graphic-properties svg:stroke-color="#000000" draw:fill="none"/>
    </style:style>
    <style:style style:name="Objet_20_sans_20_remplissage_5f_3" style:display-name="Objet sans remplissage_3" style:family="graphic" style:parent-style-name="Standard_5f_1">
      <style:graphic-properties svg:stroke-color="#000000" draw:fill="none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Objet_20_sans_20_remplissage_5f_4" style:display-name="Objet sans remplissage_4" style:family="graphic" style:parent-style-name="Standard_5f_1">
      <style:graphic-properties svg:stroke-color="#000000" draw:fill="none"/>
    </style:style>
    <style:style style:name="Objet_20_sans_20_remplissage_20_et_20_sans_20_ligne_5f_2" style:display-name="Objet sans remplissage et sans ligne_2" style:family="graphic" style:parent-style-name="Standard_5f_1">
      <style:graphic-properties draw:stroke="none" draw:fill="none"/>
    </style:style>
    <style:style style:name="Objet_20_sans_20_remplissage_5f_5" style:display-name="Objet sans remplissage_5" style:family="graphic" style:parent-style-name="standard">
      <style:graphic-properties svg:stroke-color="#000000" draw:fill="none"/>
    </style:style>
    <style:style style:name="Standard_5f_1_5f_2" style:display-name="Standard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" style:display-name="Standard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" style:display-name="Standard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5_5f_1" style:display-name="Objet sans remplissage_5_1" style:family="graphic" style:parent-style-name="Standard_5f_1">
      <style:graphic-properties svg:stroke-color="#000000" draw:fill="none"/>
    </style:style>
    <style:style style:name="Standard_5f_1_5f_2_5f_1" style:display-name="Standard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_5f_1" style:display-name="Standard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1" style:display-name="Standard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1" style:display-name="Standard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" style:display-name="Objet sans remplissage_6" style:family="graphic" style:parent-style-name="Standard_5f_1">
      <style:graphic-properties svg:stroke-color="#000000" draw:fill="none"/>
    </style:style>
    <style:style style:name="Objet_20_sans_20_remplissage_20_et_20_sans_20_ligne_5f_3" style:display-name="Objet sans remplissage et sans ligne_3" style:family="graphic" style:parent-style-name="Standard_5f_1">
      <style:graphic-properties draw:stroke="none" draw:fill="none"/>
    </style:style>
    <style:style style:name="Objet_20_sans_20_remplissage_5f_7" style:display-name="Objet sans remplissage_7" style:family="graphic" style:parent-style-name="Standard_5f_1">
      <style:graphic-properties svg:stroke-color="#000000" draw:fill="none"/>
    </style:style>
    <style:style style:name="Objet_20_sans_20_remplissage_20_et_20_sans_20_ligne_5f_4" style:display-name="Objet sans remplissage et sans ligne_4" style:family="graphic" style:parent-style-name="Standard_5f_1">
      <style:graphic-properties draw:stroke="none" draw:fill="none"/>
    </style:style>
    <style:style style:name="Standard_5f_1_5f_3" style:display-name="Standard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1" style:display-name="Objet sans remplissage_6_1" style:family="graphic" style:parent-style-name="Standard_5f_1_5f_3">
      <style:graphic-properties svg:stroke-color="#000000" draw:fill="none"/>
    </style:style>
    <style:style style:name="Objet_20_sans_20_remplissage_20_et_20_sans_20_ligne_5f_3_5f_1" style:display-name="Objet sans remplissage et sans ligne_3_1" style:family="graphic" style:parent-style-name="Standard_5f_1_5f_3">
      <style:graphic-properties draw:stroke="none" draw:fill="none"/>
    </style:style>
    <style:style style:name="Standard_5f_1_5f_3_5f_1" style:display-name="Standard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3_5f_1" style:display-name="Standard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1_5f_1" style:display-name="Objet sans remplissage_6_1_1" style:family="graphic" style:parent-style-name="Standard_5f_1_5f_3_5f_1">
      <style:graphic-properties svg:stroke-color="#000000" draw:fill="none"/>
    </style:style>
    <style:style style:name="Objet_20_sans_20_remplissage_20_et_20_sans_20_ligne_5f_3_5f_1_5f_1" style:display-name="Objet sans remplissage et sans ligne_3_1_1" style:family="graphic" style:parent-style-name="Standard_5f_1_5f_3_5f_1">
      <style:graphic-properties draw:stroke="none" draw:fill="none"/>
    </style:style>
    <style:style style:name="Standard_5f_1_5f_3_5f_1_5f_1" style:display-name="Standard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3_5f_1_5f_1" style:display-name="Standard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1_5f_1_5f_1" style:display-name="Objet sans remplissage_6_1_1_1" style:family="graphic" style:parent-style-name="Standard_5f_1_5f_3_5f_1_5f_1">
      <style:graphic-properties svg:stroke-color="#000000" draw:fill="none"/>
    </style:style>
    <style:style style:name="Objet_20_sans_20_remplissage_20_et_20_sans_20_ligne_5f_3_5f_1_5f_1_5f_1" style:display-name="Objet sans remplissage et sans ligne_3_1_1_1" style:family="graphic" style:parent-style-name="Standard_5f_1_5f_3_5f_1_5f_1">
      <style:graphic-properties draw:stroke="none" draw:fill="none"/>
    </style:style>
    <style:style style:name="Objet_20_sans_20_remplissage_5f_8" style:display-name="Objet sans remplissage_8" style:family="graphic" style:parent-style-name="Standard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ué Tille</meta:initial-creator>
    <meta:creation-date>2018-09-19T11:10:24.867062451</meta:creation-date>
    <meta:generator>LibreOffice/6.1.3.2$Linux_X86_64 LibreOffice_project/10$Build-2</meta:generator>
    <dc:date>2018-12-31T14:20:10.352808619</dc:date>
    <dc:creator>Josué Tille</dc:creator>
    <meta:editing-duration>P1DT4H34M7S</meta:editing-duration>
    <meta:editing-cycles>144</meta:editing-cycles>
    <meta:document-statistic meta:object-count="47"/>
  </office:meta>
</office:document-meta>
</file>